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2.8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Segoe UI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font-name="Segoe UI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table:number-columns-spanned="1" table:number-rows-spanned="4">
            <text:p>KREBS</text:p>
          </table:table-cell>
          <table:table-cell table:style-name="ce1" office:value-type="string">
            <text:p>The enemy has made a breakthrough along a wide front.</text:p>
          </table:table-cell>
          <table:table-cell table:style-name="ce1" office:value-type="string">
            <text:p>Es ist dem Feind gelungen, die Front in breiter Formation zu durchbrechen.</text:p>
          </table:table-cell>
          <table:table-cell office:value-type="string">
            <text:p>Projektihommia on nyt jo enemmän kuin ehditään hoitamaan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In the south, they have taken Zossen and is advancing towards Stahnsdorf.</text:p>
          </table:table-cell>
          <table:table-cell table:style-name="ce1" office:value-type="string">
            <text:p>Im Süden hat der Gegner Zossen genommen und stößt auf Stahnsdorf vor.</text:p>
          </table:table-cell>
          <table:table-cell office:value-type="string">
            <text:p>Lähes kaikilla kursseilla on pakollinen ryhmätehtävä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They are at the northern city border between Frohnau and Pankow...</text:p>
          </table:table-cell>
          <table:table-cell table:style-name="ce1" office:value-type="string">
            <text:p>Der Feind operiert jetzt am nördlichen Stadtrand zwischen Frohnau und Pankow...</text:p>
          </table:table-cell>
          <table:table-cell office:value-type="string">
            <text:p>Deadlinet alkaa kuumotella vähän joka puolelta.</text:p>
          </table:table-cell>
          <table:table-cell table:number-columns-repeated="1020"/>
        </table:table-row>
        <table:table-row table:style-name="ro1">
          <table:covered-table-cell/>
          <table:table-cell table:style-name="ce1" office:value-type="string">
            <text:p>...and in the east, they have reached Lichtenberg, Mahlsdorf and Karlshorst.</text:p>
          </table:table-cell>
          <table:table-cell table:style-name="ce1" office:value-type="string">
            <text:p>...und im Osten ist der Feind bis zur Linie Lichtenberg, Mahlsdorf und Kahrlshorst gelangt.</text:p>
          </table:table-cell>
          <table:table-cell office:value-type="string">
            <text:p>Viimeisimpänä on nyt lisäksi tämä ohjelmistotuotannon projektityö sisätilapaikannuksesta.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TLER</text:p>
          </table:table-cell>
          <table:table-cell table:style-name="ce1" office:value-type="string">
            <text:p>Steiner's assault will bring it under control.</text:p>
          </table:table-cell>
          <table:table-cell table:style-name="ce1" office:value-type="string">
            <text:p>Mit dem Angriff Steiners wird das alles in Ordnung kommen.</text:p>
          </table:table-cell>
          <table:table-cell office:value-type="string">
            <text:p>Perustetaan Google Driveen uusi dokumentti ja otetaan homma haltuun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KREBS</text:p>
          </table:table-cell>
          <table:table-cell table:style-name="ce1" office:value-type="string">
            <text:p>My Führer... Steiner...</text:p>
          </table:table-cell>
          <table:table-cell table:style-name="ce1" office:value-type="string">
            <text:p>Mein Führer... Steiner...</text:p>
          </table:table-cell>
          <table:table-cell table:style-name="Default" office:value-type="string">
            <text:p>Mutta johtaja... Drive...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1" table:number-rows-spanned="2">
            <text:p>JODL</text:p>
          </table:table-cell>
          <table:table-cell table:style-name="ce1" office:value-type="string">
            <text:p>Steiner could not mobilize sufficient forces for the assault.</text:p>
          </table:table-cell>
          <table:table-cell table:style-name="ce1" office:value-type="string">
            <text:p>Steiner konnte nicht genügend Kräfte für einen Angriff lancieren.</text:p>
          </table:table-cell>
          <table:table-cell office:value-type="string">
            <text:p>Drive on bännissä tämän tehtävän osalta. Projekti on pakko tehdä GitHubiin.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He wasn't able to carry out his assault.</text:p>
          </table:table-cell>
          <table:table-cell table:style-name="ce1" office:value-type="string">
            <text:p>Der Angriff Steiners ist nicht erfolgt.</text:p>
          </table:table-cell>
          <table:table-cell table:number-columns-repeated="1021"/>
        </table:table-row>
        <table:table-row table:style-name="ro2">
          <table:table-cell table:style-name="ce1" office:value-type="string" table:number-columns-spanned="1" table:number-rows-spanned="8">
            <text:p>HITLER</text:p>
          </table:table-cell>
          <table:table-cell table:style-name="ce1" office:value-type="string">
            <text:p>These will stay here: Keitel, Jodl, Krebs and Burgdorf.</text:p>
          </table:table-cell>
          <table:table-cell table:style-name="ce1" office:value-type="string">
            <text:p>Es bleiben im Raum: Keitel, Jodl, Krebs und Burgdorf.</text:p>
          </table:table-cell>
          <table:table-cell office:value-type="string">
            <text:p>Kaikki jotka ei tiedä GitHubista mitään, antaa heittää!</text:p>
          </table:table-cell>
          <table:table-cell table:number-columns-repeated="1020"/>
        </table:table-row>
        <table:table-row table:style-name="ro2">
          <table:covered-table-cell/>
          <table:table-cell table:style-name="ce1" office:value-type="string">
            <text:p>That was an order!</text:p>
          </table:table-cell>
          <table:table-cell table:style-name="ce1" office:value-type="string">
            <text:p>Das war ein Befehl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Steiner’s attack was an order!</text:p>
          </table:table-cell>
          <table:table-cell table:style-name="ce1" office:value-type="string">
            <text:p>Der Angriff Steiners war ein Befehl!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Who are you to dare disobey my order?</text:p>
          </table:table-cell>
          <table:table-cell table:style-name="ce1" office:value-type="string">
            <text:p>Wer sind Sie, dass Sie es wagen, sich meinem Befehl zu widersetzen?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So this is what it has come to?</text:p>
          </table:table-cell>
          <table:table-cell table:style-name="ce1" office:value-type="string">
            <text:p>So weit ist es also gekommen?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The military has been lying to me!!</text:p>
          </table:table-cell>
          <table:table-cell table:style-name="ce1" office:value-type="string">
            <text:p>Das Militär hat mich belogen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Everybody has been lying to me, even the SS!</text:p>
          </table:table-cell>
          <table:table-cell table:style-name="ce1" office:value-type="string">
            <text:p>Jeder hat mich belogen, sogar die SS!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Our Generals are nothing but a bunch of contemptable, disloyal cowards.</text:p>
          </table:table-cell>
          <table:table-cell table:style-name="ce1" office:value-type="string">
            <text:p>Die gesamte Generalität ist nichts als ein Haufen niederträchtiger, treuloser Feiglinge!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URGDORF</text:p>
          </table:table-cell>
          <table:table-cell table:style-name="ce1" office:value-type="string">
            <text:p>My Führer, I can't permit you to insult the soldiers like that...</text:p>
          </table:table-cell>
          <table:table-cell table:style-name="ce1" office:value-type="string">
            <text:p>Mein Führer ich kann nich zulassen, dass sie Soldaten, die für Sie verbluten…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HITLER</text:p>
          </table:table-cell>
          <table:table-cell table:style-name="ce1" office:value-type="string">
            <text:p>They are cowards, traitors and failures!</text:p>
          </table:table-cell>
          <table:table-cell table:style-name="ce1" office:value-type="string">
            <text:p>Nichts als Feiglinge, Verräter, Versager!!!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BURGDORF</text:p>
          </table:table-cell>
          <table:table-cell table:style-name="ce1" office:value-type="string">
            <text:p>My Führer, this is outrageous!</text:p>
          </table:table-cell>
          <table:table-cell table:style-name="ce1" office:value-type="string">
            <text:p>Mein Führer, was Sie da sagen, ist ungeheuerlich!</text:p>
          </table:table-cell>
          <table:table-cell table:number-columns-repeated="1021"/>
        </table:table-row>
        <table:table-row table:style-name="ro2">
          <table:table-cell table:style-name="ce1" office:value-type="string" table:number-columns-spanned="1" table:number-rows-spanned="14">
            <text:p>HITLER</text:p>
          </table:table-cell>
          <table:table-cell table:style-name="ce1" office:value-type="string">
            <text:p>The generals are the scum of the German people!</text:p>
          </table:table-cell>
          <table:table-cell table:style-name="ce1" office:value-type="string">
            <text:p>Die Generalität ist ein Geschmeiß des deutschen Volkes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They have no honour!</text:p>
          </table:table-cell>
          <table:table-cell table:style-name="ce1" office:value-type="string">
            <text:p>Sie ist ohne Ehre!</text:p>
          </table:table-cell>
          <table:table-cell table:number-columns-repeated="1021"/>
        </table:table-row>
        <table:table-row table:style-name="ro3">
          <table:covered-table-cell/>
          <table:table-cell table:style-name="ce1" office:value-type="string">
            <text:p>They call themselves generals, because they have spent years at the military academy just to learn how to hold a knife and fork.</text:p>
          </table:table-cell>
          <table:table-cell table:style-name="ce1" office:value-type="string">
            <text:p>Sie nennen sich Generale, weil sie Jahre an der Militärakademie zugebracht haben, nur um zu lernen, wie man Messer und Gabel hält.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For years, the military has done nothing but hinder my plans!</text:p>
          </table:table-cell>
          <table:table-cell table:style-name="ce1" office:value-type="string">
            <text:p>Jahrelang hat das Militär meine Aktionen nur verhindert.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They’ve put every kind of obstacle in my way.</text:p>
          </table:table-cell>
          <table:table-cell table:style-name="ce1" office:value-type="string">
            <text:p>Es hat mir jeden nur erdenklichen Widerstand in den Weg gelegt.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I would have done my best to liquidate all the high-ranking officers through the years, as Stalin did!</text:p>
          </table:table-cell>
          <table:table-cell table:style-name="ce1" office:value-type="string">
            <text:p>Ich hätte gut daran getan, vor Jahren alle höheren Offiziere liquidieren zu lassen, wie Stalin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I never attended an academy.</text:p>
          </table:table-cell>
          <table:table-cell table:style-name="ce1" office:value-type="string">
            <text:p>Ich war nie auf einer Akademie.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And yet, alone, all by myself, I have conquered all of Europe.</text:p>
          </table:table-cell>
          <table:table-cell table:style-name="ce1" office:value-type="string">
            <text:p>Und doch habe ich allein, allein auf mich gestellt, ganz Europa erobert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Traitors!</text:p>
          </table:table-cell>
          <table:table-cell table:style-name="ce1" office:value-type="string">
            <text:p>Verräter!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From the very beginning I have been betrayed and deceived!</text:p>
          </table:table-cell>
          <table:table-cell table:style-name="ce1" office:value-type="string">
            <text:p>Von allem Anfang an bin ich verraten und betrogen worden!</text:p>
          </table:table-cell>
          <table:table-cell table:number-columns-repeated="1021"/>
        </table:table-row>
        <table:table-row table:style-name="ro1">
          <table:covered-table-cell/>
          <table:table-cell table:style-name="ce1" office:value-type="string">
            <text:p>What a monstrous betrayal of the German people!</text:p>
          </table:table-cell>
          <table:table-cell table:style-name="ce1" office:value-type="string">
            <text:p>Es wurde ein ungeheuerer Verrat geübt am deutschen Volke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But all these traitors will pay!</text:p>
          </table:table-cell>
          <table:table-cell table:style-name="ce1" office:value-type="string">
            <text:p>Aber alle diese Verräter werden bezahlen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With their own blood they will pay!</text:p>
          </table:table-cell>
          <table:table-cell table:style-name="ce1" office:value-type="string">
            <text:p>Mit ihrem eigenen Blut werden sie bezahlen!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They shall drown in their own blood!</text:p>
          </table:table-cell>
          <table:table-cell table:style-name="ce1" office:value-type="string">
            <text:p>Sie werden ersaufen in ihrem eigenen Blut!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RAUDL</text:p>
          </table:table-cell>
          <table:table-cell table:style-name="ce1" office:value-type="string">
            <text:p>Gerda, please calm yourself.</text:p>
          </table:table-cell>
          <table:table-cell table:style-name="ce1" office:value-type="string">
            <text:p>Bitte, Gerda, jetzt beruhig’ dich doch.</text:p>
          </table:table-cell>
          <table:table-cell table:number-columns-repeated="1021"/>
        </table:table-row>
        <table:table-row table:style-name="ro2">
          <table:table-cell table:style-name="ce1" office:value-type="string" table:number-columns-spanned="1" table:number-rows-spanned="6">
            <text:p>HITLER</text:p>
          </table:table-cell>
          <table:table-cell table:style-name="ce1" office:value-type="string">
            <text:p>My orders have fallen on deaf ears.</text:p>
          </table:table-cell>
          <table:table-cell table:style-name="ce1" office:value-type="string">
            <text:p>Meine Befehle sind in den Wind gesprochen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It is impossible, under these circumstances to lead….</text:p>
          </table:table-cell>
          <table:table-cell table:style-name="ce1" office:value-type="string">
            <text:p>Es ist unmöglich, unter diesen Umständen zu führen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It is over.</text:p>
          </table:table-cell>
          <table:table-cell table:style-name="ce1" office:value-type="string">
            <text:p>Es ist aus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The war... is lost.</text:p>
          </table:table-cell>
          <table:table-cell table:style-name="ce1" office:value-type="string">
            <text:p>Der Krieg…ist verloren.</text:p>
          </table:table-cell>
          <table:table-cell table:number-columns-repeated="1021"/>
        </table:table-row>
        <table:table-row table:style-name="ro3">
          <table:covered-table-cell/>
          <table:table-cell table:style-name="ce1" office:value-type="string">
            <text:p>But if you, my gentlemen, believe I am leaving Berlin because of it… you are seriously mistaken. I'd rather shoot a bullet through the head.</text:p>
          </table:table-cell>
          <table:table-cell table:style-name="ce1" office:value-type="string">
            <text:p>Aber wenn Sie, meine Herren, glauben, dass ich deshalb Berlin verlasse, irren Sie sich gewaltig. Eher jage ich mir ‘ne Kugel durch den Kopf.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string">
            <text:p>Do what you want.</text:p>
          </table:table-cell>
          <table:table-cell table:style-name="ce1" office:value-type="string">
            <text:p>Tun Sie, was Sie wollen.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.12.2014</text:date>, <text:time>21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s Lintunen</meta:initial-creator>
    <meta:creation-date>2014-12-06T19:59:53.71</meta:creation-date>
    <dc:date>2014-12-06T21:24:43.63</dc:date>
    <dc:creator>Joonas Lintunen</dc:creator>
    <meta:editing-duration>PT8M49S</meta:editing-duration>
    <meta:editing-cycles>1</meta:editing-cycles>
    <meta:document-statistic meta:table-count="3" meta:cell-count="99" meta:object-count="0"/>
    <meta:generator>OpenOffice/4.1.1$Win32 OpenOffice.org_project/411m6$Build-9775</meta:generator>
  </office:meta>
</office:document-meta>
</file>